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2.032cm" svg:x="0.275cm" svg:y="0.77cm">
          <text:p text:style-name="P1">АС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477cm" svg:height="1.27cm" svg:x="4.169cm" svg:y="3.818cm">
          <text:p text:style-name="P1">глобальные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477cm" svg:height="1.27cm" svg:x="4.17cm" svg:y="5.518cm">
          <text:p text:style-name="P1">региональные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6.477cm" svg:height="1.27cm" svg:x="4.171cm" svg:y="7.118cm">
          <text:p text:style-name="P1">областные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477cm" svg:height="1.27cm" svg:x="4.172cm" svg:y="8.618cm">
          <text:p text:style-name="P1">городские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477cm" svg:height="1.27cm" svg:x="4.173cm" svg:y="10.118cm">
          <text:p text:style-name="P1">районные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3.45cm" svg:y1="2.802cm" svg:x2="4.169cm" svg:y2="4.453cm" draw:start-shape="id1" draw:start-glue-point="2" draw:end-shape="id2" draw:end-glue-point="3" svg:d="m3450 2802v1651h719" svg:viewBox="0 0 720 1652">
          <text:p/>
        </draw:connector>
        <draw:connector draw:style-name="gr2" draw:text-style-name="P1" draw:layer="layout" svg:x1="3.45cm" svg:y1="2.802cm" svg:x2="4.17cm" svg:y2="6.153cm" draw:start-shape="id1" draw:start-glue-point="2" draw:end-shape="id3" draw:end-glue-point="3" svg:d="m3450 2802v3351h720" svg:viewBox="0 0 721 3352">
          <text:p/>
        </draw:connector>
        <draw:connector draw:style-name="gr2" draw:text-style-name="P1" draw:layer="layout" svg:x1="3.45cm" svg:y1="2.802cm" svg:x2="4.171cm" svg:y2="7.753cm" draw:start-shape="id1" draw:start-glue-point="2" draw:end-shape="id4" draw:end-glue-point="3" svg:d="m3450 2802v4951h721" svg:viewBox="0 0 722 4952">
          <text:p/>
        </draw:connector>
        <draw:connector draw:style-name="gr2" draw:text-style-name="P1" draw:layer="layout" svg:x1="3.45cm" svg:y1="2.802cm" svg:x2="4.172cm" svg:y2="9.253cm" draw:start-shape="id1" draw:start-glue-point="2" draw:end-shape="id5" draw:end-glue-point="3" svg:d="m3450 2802v6451h722" svg:viewBox="0 0 723 6452">
          <text:p/>
        </draw:connector>
        <draw:connector draw:style-name="gr2" draw:text-style-name="P1" draw:layer="layout" svg:x1="3.45cm" svg:y1="2.802cm" svg:x2="4.173cm" svg:y2="10.753cm" draw:start-shape="id1" draw:start-glue-point="2" draw:end-shape="id6" draw:end-glue-point="3" svg:d="m3450 2802v7951h723" svg:viewBox="0 0 724 795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2T10:05:05.736232775</meta:creation-date>
    <dc:date>2014-03-19T09:06:22.663209739</dc:date>
    <meta:editing-duration>P0D</meta:editing-duration>
    <meta:editing-cycles>2</meta:editing-cycles>
    <meta:generator>LibreOffice/4.1.4.2$Linux_X86_64 LibreOffice_project/410m0$Build-2</meta:generator>
    <meta:document-statistic meta:object-count="11"/>
  </office:meta>
</office:document-meta>
</file>